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4.889in" svg:y="1.3169in" svg:width="6.2965in" svg:height="3.542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R_L</text:p>
          </table:table-cell>
          <table:table-cell office:value-type="string" table:style-name="ce1">
            <text:p>I_1</text:p>
          </table:table-cell>
          <table:table-cell office:value-type="string" table:style-name="ce1">
            <text:p>I_2</text:p>
          </table:table-cell>
          <table:table-cell office:value-type="string" table:style-name="ce1">
            <text:p>I_L</text:p>
          </table:table-cell>
          <table:table-cell office:value-type="string" table:style-name="ce1">
            <text:p>V_L</text:p>
          </table:table-cell>
          <table:table-cell table:number-columns-repeated="16379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.2145236312034373" table:formula="of:=[.$G$4]/([.$G$2]+[.A2])-[.C2]*[.A2]/([.$G$2]+[.A2])" table:style-name="ce1">
            <text:p>1,214523631</text:p>
          </table:table-cell>
          <table:table-cell office:value-type="float" office:value="1.7028657022350111" table:formula="of:=([.$G$4]/([.$G$2]+[.$G$3])-[.$G$5]/[.A2])/([.A2]/([.$G$2]+[.A2])-([.$G$3]+[.A2])/[.A2])" table:style-name="ce1">
            <text:p>1,702865702</text:p>
          </table:table-cell>
          <table:table-cell office:value-type="float" office:value="2.9173893334384484" table:formula="of:=[.B2]+[.C2]" table:style-name="ce1">
            <text:p>2,917389333</text:p>
          </table:table-cell>
          <table:table-cell office:value-type="float" office:value="0.29173893334384488" table:formula="of:=[.A2]*[.D2]" table:style-name="ce1">
            <text:p>0,291738933</text:p>
          </table:table-cell>
          <table:table-cell office:value-type="string" table:style-name="ce1">
            <text:p>R_1</text:p>
          </table:table-cell>
          <table:table-cell office:value-type="float" office:value="4.7" table:style-name="ce1">
            <text:p>4,7</text:p>
          </table:table-cell>
          <table:table-cell table:number-columns-repeated="16377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1.1591982096296003" table:formula="of:=[.$G$4]/([.$G$2]+[.A3])-[.C3]*[.A3]/([.$G$2]+[.A3])" table:style-name="ce1">
            <text:p>1,15919821</text:p>
          </table:table-cell>
          <table:table-cell office:value-type="float" office:value="1.5996438640747883" table:formula="of:=([.$G$4]/([.$G$2]+[.$G$3])-[.$G$5]/[.A3])/([.A3]/([.$G$2]+[.A3])-([.$G$3]+[.A3])/[.A3])" table:style-name="ce1">
            <text:p>1,599643864</text:p>
          </table:table-cell>
          <table:table-cell office:value-type="float" office:value="2.7588420737043888" table:formula="of:=[.B3]+[.C3]" table:style-name="ce1">
            <text:p>2,758842074</text:p>
          </table:table-cell>
          <table:table-cell office:value-type="float" office:value="0.55176841474087779" table:formula="of:=[.A3]*[.D3]" table:style-name="ce1">
            <text:p>0,551768415</text:p>
          </table:table-cell>
          <table:table-cell office:value-type="string" table:style-name="ce1">
            <text:p>R_2</text:p>
          </table:table-cell>
          <table:table-cell office:value-type="float" office:value="2.2000000000000002" table:style-name="ce1">
            <text:p>2,2</text:p>
          </table:table-cell>
          <table:table-cell table:number-columns-repeated="16377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1.1096100620117015" table:formula="of:=[.$G$4]/([.$G$2]+[.A4])-[.C4]*[.A4]/([.$G$2]+[.A4])" table:style-name="ce1">
            <text:p>1,109610062</text:p>
          </table:table-cell>
          <table:table-cell office:value-type="float" office:value="1.5064989664716393" table:formula="of:=([.$G$4]/([.$G$2]+[.$G$3])-[.$G$5]/[.A4])/([.A4]/([.$G$2]+[.A4])-([.$G$3]+[.A4])/[.A4])" table:style-name="ce1">
            <text:p>1,506498966</text:p>
          </table:table-cell>
          <table:table-cell office:value-type="float" office:value="2.6161090284833408" table:formula="of:=[.B4]+[.C4]" table:style-name="ce1">
            <text:p>2,616109028</text:p>
          </table:table-cell>
          <table:table-cell office:value-type="float" office:value="0.7848327085450022" table:formula="of:=[.A4]*[.D4]" table:style-name="ce1">
            <text:p>0,784832709</text:p>
          </table:table-cell>
          <table:table-cell office:value-type="string" table:style-name="ce1">
            <text:p>V_1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1.0649538275316763" table:formula="of:=[.$G$4]/([.$G$2]+[.A5])-[.C5]*[.A5]/([.$G$2]+[.A5])" table:style-name="ce1">
            <text:p>1,064953828</text:p>
          </table:table-cell>
          <table:table-cell office:value-type="float" office:value="1.4218386989711249" table:formula="of:=([.$G$4]/([.$G$2]+[.$G$3])-[.$G$5]/[.A5])/([.A5]/([.$G$2]+[.A5])-([.$G$3]+[.A5])/[.A5])" table:style-name="ce1">
            <text:p>1,421838699</text:p>
          </table:table-cell>
          <table:table-cell office:value-type="float" office:value="2.4867925265028012" table:formula="of:=[.B5]+[.C5]" table:style-name="ce1">
            <text:p>2,486792527</text:p>
          </table:table-cell>
          <table:table-cell office:value-type="float" office:value="0.9947170106011205" table:formula="of:=[.A5]*[.D5]" table:style-name="ce1">
            <text:p>0,994717011</text:p>
          </table:table-cell>
          <table:table-cell office:value-type="string" table:style-name="ce1">
            <text:p>V_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0245779380628199" table:formula="of:=[.$G$4]/([.$G$2]+[.A6])-[.C6]*[.A6]/([.$G$2]+[.A6])" table:style-name="ce1">
            <text:p>1,024577938</text:p>
          </table:table-cell>
          <table:table-cell office:value-type="float" office:value="1.3443894441466719" table:formula="of:=([.$G$4]/([.$G$2]+[.$G$3])-[.$G$5]/[.A6])/([.A6]/([.$G$2]+[.A6])-([.$G$3]+[.A6])/[.A6])" table:style-name="ce1">
            <text:p>1,344389444</text:p>
          </table:table-cell>
          <table:table-cell office:value-type="float" office:value="2.3689673822094921" table:formula="of:=[.B6]+[.C6]" table:style-name="ce1">
            <text:p>2,368967382</text:p>
          </table:table-cell>
          <table:table-cell office:value-type="float" office:value="1.1844836911047461" table:formula="of:=[.A6]*[.D6]" table:style-name="ce1">
            <text:p>1,184483691</text:p>
          </table:table-cell>
          <table:table-cell table:number-columns-repeated="16379" table:style-name="ce1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0.98794864008629479" table:formula="of:=[.$G$4]/([.$G$2]+[.A7])-[.C7]*[.A7]/([.$G$2]+[.A7])" table:style-name="ce1">
            <text:p>0,98794864</text:p>
          </table:table-cell>
          <table:table-cell office:value-type="float" office:value="1.2731203459043958" table:formula="of:=([.$G$4]/([.$G$2]+[.$G$3])-[.$G$5]/[.A7])/([.A7]/([.$G$2]+[.A7])-([.$G$3]+[.A7])/[.A7])" table:style-name="ce1">
            <text:p>1,273120346</text:p>
          </table:table-cell>
          <table:table-cell office:value-type="float" office:value="2.2610689859906907" table:formula="of:=[.B7]+[.C7]" table:style-name="ce1">
            <text:p>2,261068986</text:p>
          </table:table-cell>
          <table:table-cell office:value-type="float" office:value="1.3566413915944144" table:formula="of:=[.A7]*[.D7]" table:style-name="ce1">
            <text:p>1,356641392</text:p>
          </table:table-cell>
          <table:table-cell table:number-columns-repeated="16379" table:style-name="ce1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0.95462376480404032" table:formula="of:=[.$G$4]/([.$G$2]+[.A8])-[.C8]*[.A8]/([.$G$2]+[.A8])" table:style-name="ce1">
            <text:p>0,954623765</text:p>
          </table:table-cell>
          <table:table-cell office:value-type="float" office:value="1.2071881000831159" table:formula="of:=([.$G$4]/([.$G$2]+[.$G$3])-[.$G$5]/[.A8])/([.A8]/([.$G$2]+[.A8])-([.$G$3]+[.A8])/[.A8])" table:style-name="ce1">
            <text:p>1,2071881</text:p>
          </table:table-cell>
          <table:table-cell office:value-type="float" office:value="2.1618118648871563" table:formula="of:=[.B8]+[.C8]" table:style-name="ce1">
            <text:p>2,161811865</text:p>
          </table:table-cell>
          <table:table-cell office:value-type="float" office:value="1.5132683054210092" table:formula="of:=[.A8]*[.D8]" table:style-name="ce1">
            <text:p>1,513268305</text:p>
          </table:table-cell>
          <table:table-cell table:number-columns-repeated="16379" table:style-name="ce1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0.92423328631454071" table:formula="of:=[.$G$4]/([.$G$2]+[.A9])-[.C9]*[.A9]/([.$G$2]+[.A9])" table:style-name="ce1">
            <text:p>0,924233286</text:p>
          </table:table-cell>
          <table:table-cell office:value-type="float" office:value="1.1458961565875321" table:formula="of:=([.$G$4]/([.$G$2]+[.$G$3])-[.$G$5]/[.A9])/([.A9]/([.$G$2]+[.A9])-([.$G$3]+[.A9])/[.A9])" table:style-name="ce1">
            <text:p>1,145896157</text:p>
          </table:table-cell>
          <table:table-cell office:value-type="float" office:value="2.0701294429020729" table:formula="of:=[.B9]+[.C9]" table:style-name="ce1">
            <text:p>2,070129443</text:p>
          </table:table-cell>
          <table:table-cell office:value-type="float" office:value="1.6561035543216585" table:formula="of:=[.A9]*[.D9]" table:style-name="ce1">
            <text:p>1,656103554</text:p>
          </table:table-cell>
          <table:table-cell table:number-columns-repeated="16379" table:style-name="ce1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0.89646469385074401" table:formula="of:=[.$G$4]/([.$G$2]+[.A10])-[.C10]*[.A10]/([.$G$2]+[.A10])" table:style-name="ce1">
            <text:p>0,896464694</text:p>
          </table:table-cell>
          <table:table-cell office:value-type="float" office:value="1.0886641271509261" table:formula="of:=([.$G$4]/([.$G$2]+[.$G$3])-[.$G$5]/[.A10])/([.A10]/([.$G$2]+[.A10])-([.$G$3]+[.A10])/[.A10])" table:style-name="ce1">
            <text:p>1,088664127</text:p>
          </table:table-cell>
          <table:table-cell office:value-type="float" office:value="1.9851288210016702" table:formula="of:=[.B10]+[.C10]" table:style-name="ce1">
            <text:p>1,985128821</text:p>
          </table:table-cell>
          <table:table-cell office:value-type="float" office:value="1.7866159389015033" table:formula="of:=[.A10]*[.D10]" table:style-name="ce1">
            <text:p>1,786615939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7105183517656237" table:formula="of:=[.$G$4]/([.$G$2]+[.A11])-[.C11]*[.A11]/([.$G$2]+[.A11])" table:style-name="ce1">
            <text:p>0,871051835</text:p>
          </table:table-cell>
          <table:table-cell office:value-type="float" office:value="1.0350045394935943" table:formula="of:=([.$G$4]/([.$G$2]+[.$G$3])-[.$G$5]/[.A11])/([.A11]/([.$G$2]+[.A11])-([.$G$3]+[.A11])/[.A11])" table:style-name="ce1">
            <text:p>1,035004539</text:p>
          </table:table-cell>
          <table:table-cell office:value-type="float" office:value="1.9060563746701567" table:formula="of:=[.B11]+[.C11]" table:style-name="ce1">
            <text:p>1,906056375</text:p>
          </table:table-cell>
          <table:table-cell office:value-type="float" office:value="1.9060563746701567" table:formula="of:=[.A11]*[.D11]" table:style-name="ce1">
            <text:p>1,906056375</text:p>
          </table:table-cell>
          <table:table-cell table:number-columns-repeated="16379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77231041006726553" table:formula="of:=[.$G$4]/([.$G$2]+[.A12])-[.C12]*[.A12]/([.$G$2]+[.A12])" table:style-name="ce1">
            <text:p>0,77231041</text:p>
          </table:table-cell>
          <table:table-cell office:value-type="float" office:value="0.80778363838863543" table:formula="of:=([.$G$4]/([.$G$2]+[.$G$3])-[.$G$5]/[.A12])/([.A12]/([.$G$2]+[.A12])-([.$G$3]+[.A12])/[.A12])" table:style-name="ce1">
            <text:p>0,807783638</text:p>
          </table:table-cell>
          <table:table-cell office:value-type="float" office:value="1.580094048455901" table:formula="of:=[.B12]+[.C12]" table:style-name="ce1">
            <text:p>1,580094048</text:p>
          </table:table-cell>
          <table:table-cell office:value-type="float" office:value="2.3701410726838512" table:formula="of:=[.A12]*[.D12]" table:style-name="ce1">
            <text:p>2,370141073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0820925092487208" table:formula="of:=[.$G$4]/([.$G$2]+[.A13])-[.C13]*[.A13]/([.$G$2]+[.A13])" table:style-name="ce1">
            <text:p>0,708209251</text:p>
          </table:table-cell>
          <table:table-cell office:value-type="float" office:value="0.62749900940167869" table:formula="of:=([.$G$4]/([.$G$2]+[.$G$3])-[.$G$5]/[.A13])/([.A13]/([.$G$2]+[.A13])-([.$G$3]+[.A13])/[.A13])" table:style-name="ce1">
            <text:p>0,627499009</text:p>
          </table:table-cell>
          <table:table-cell office:value-type="float" office:value="1.3357082603265509" table:formula="of:=[.B13]+[.C13]" table:style-name="ce1">
            <text:p>1,33570826</text:p>
          </table:table-cell>
          <table:table-cell office:value-type="float" office:value="2.6714165206531018" table:formula="of:=[.A13]*[.D13]" table:style-name="ce1">
            <text:p>2,671416521</text:p>
          </table:table-cell>
          <table:table-cell table:number-columns-repeated="16379" table:style-name="ce1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66786695452563671" table:formula="of:=[.$G$4]/([.$G$2]+[.A14])-[.C14]*[.A14]/([.$G$2]+[.A14])" table:style-name="ce1">
            <text:p>0,667866955</text:p>
          </table:table-cell>
          <table:table-cell office:value-type="float" office:value="0.47654317096616605" table:formula="of:=([.$G$4]/([.$G$2]+[.$G$3])-[.$G$5]/[.A14])/([.A14]/([.$G$2]+[.A14])-([.$G$3]+[.A14])/[.A14])" table:style-name="ce1">
            <text:p>0,476543171</text:p>
          </table:table-cell>
          <table:table-cell office:value-type="float" office:value="1.1444101254918029" table:formula="of:=[.B14]+[.C14]" table:style-name="ce1">
            <text:p>1,144410125</text:p>
          </table:table-cell>
          <table:table-cell office:value-type="float" office:value="2.861025313729507" table:formula="of:=[.A14]*[.D14]" table:style-name="ce1">
            <text:p>2,861025314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4475193117057761" table:formula="of:=[.$G$4]/([.$G$2]+[.A15])-[.C15]*[.A15]/([.$G$2]+[.A15])" table:style-name="ce1">
            <text:p>0,644751931</text:p>
          </table:table-cell>
          <table:table-cell office:value-type="float" office:value="0.34513670999551765" table:formula="of:=([.$G$4]/([.$G$2]+[.$G$3])-[.$G$5]/[.A15])/([.A15]/([.$G$2]+[.A15])-([.$G$3]+[.A15])/[.A15])" table:style-name="ce1">
            <text:p>0,34513671</text:p>
          </table:table-cell>
          <table:table-cell office:value-type="float" office:value="0.98988864116609521" table:formula="of:=[.B15]+[.C15]" table:style-name="ce1">
            <text:p>0,989888641</text:p>
          </table:table-cell>
          <table:table-cell office:value-type="float" office:value="2.9696659234982858" table:formula="of:=[.A15]*[.D15]" table:style-name="ce1">
            <text:p>2,969665923</text:p>
          </table:table-cell>
          <table:table-cell table:number-columns-repeated="16379" table:style-name="ce1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0.63464074453166541" table:formula="of:=[.$G$4]/([.$G$2]+[.A16])-[.C16]*[.A16]/([.$G$2]+[.A16])" table:style-name="ce1">
            <text:p>0,634640745</text:p>
          </table:table-cell>
          <table:table-cell office:value-type="float" office:value="0.22741311281152693" table:formula="of:=([.$G$4]/([.$G$2]+[.$G$3])-[.$G$5]/[.A16])/([.A16]/([.$G$2]+[.A16])-([.$G$3]+[.A16])/[.A16])" table:style-name="ce1">
            <text:p>0,227413113</text:p>
          </table:table-cell>
          <table:table-cell office:value-type="float" office:value="0.8620538573431924" table:formula="of:=[.B16]+[.C16]" table:style-name="ce1">
            <text:p>0,862053857</text:p>
          </table:table-cell>
          <table:table-cell office:value-type="float" office:value="3.0171885007011734" table:formula="of:=[.A16]*[.D16]" table:style-name="ce1">
            <text:p>3,01718850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63464841116605641" table:formula="of:=[.$G$4]/([.$G$2]+[.A17])-[.C17]*[.A17]/([.$G$2]+[.A17])" table:style-name="ce1">
            <text:p>0,634648411</text:p>
          </table:table-cell>
          <table:table-cell office:value-type="float" office:value="0.11963970571382736" table:formula="of:=([.$G$4]/([.$G$2]+[.$G$3])-[.$G$5]/[.A17])/([.A17]/([.$G$2]+[.A17])-([.$G$3]+[.A17])/[.A17])" table:style-name="ce1">
            <text:p>0,119639706</text:p>
          </table:table-cell>
          <table:table-cell office:value-type="float" office:value="0.75428811687988373" table:formula="of:=[.B17]+[.C17]" table:style-name="ce1">
            <text:p>0,754288117</text:p>
          </table:table-cell>
          <table:table-cell office:value-type="float" office:value="3.0171524675195349" table:formula="of:=[.A17]*[.D17]" table:style-name="ce1">
            <text:p>3,017152468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0.64271983360820195" table:formula="of:=[.$G$4]/([.$G$2]+[.A18])-[.C18]*[.A18]/([.$G$2]+[.A18])" table:style-name="ce1">
            <text:p>0,642719834</text:p>
          </table:table-cell>
          <table:table-cell office:value-type="float" office:value="1.9328340178787123E-2" table:formula="of:=([.$G$4]/([.$G$2]+[.$G$3])-[.$G$5]/[.A18])/([.A18]/([.$G$2]+[.A18])-([.$G$3]+[.A18])/[.A18])" table:style-name="ce1">
            <text:p>0,01932834</text:p>
          </table:table-cell>
          <table:table-cell office:value-type="float" office:value="0.6620481737869891" table:formula="of:=[.B18]+[.C18]" table:style-name="ce1">
            <text:p>0,662048174</text:p>
          </table:table-cell>
          <table:table-cell office:value-type="float" office:value="2.9792167820414508" table:formula="of:=[.A18]*[.D18]" table:style-name="ce1">
            <text:p>2,97921678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5734194712331429" table:formula="of:=[.$G$4]/([.$G$2]+[.A19])-[.C19]*[.A19]/([.$G$2]+[.A19])" table:style-name="ce1">
            <text:p>0,657341947</text:p>
          </table:table-cell>
          <table:table-cell office:value-type="float" office:value="-7.5243377419229665E-2" table:formula="of:=([.$G$4]/([.$G$2]+[.$G$3])-[.$G$5]/[.A19])/([.A19]/([.$G$2]+[.A19])-([.$G$3]+[.A19])/[.A19])" table:style-name="ce1">
            <text:p>-0,075243377</text:p>
          </table:table-cell>
          <table:table-cell office:value-type="float" office:value="0.58209856970408458" table:formula="of:=[.B19]+[.C19]" table:style-name="ce1">
            <text:p>0,58209857</text:p>
          </table:table-cell>
          <table:table-cell office:value-type="float" office:value="2.9104928485204229" table:formula="of:=[.A19]*[.D19]" table:style-name="ce1">
            <text:p>2,91049284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0192176146572272" table:formula="of:=[.$G$4]/([.$G$2]+[.A20])-[.C20]*[.A20]/([.$G$2]+[.A20])" table:style-name="ce1">
            <text:p>0,701921761</text:p>
          </table:table-cell>
          <table:table-cell office:value-type="float" office:value="-0.25176047461387213" table:formula="of:=([.$G$4]/([.$G$2]+[.$G$3])-[.$G$5]/[.A20])/([.A20]/([.$G$2]+[.A20])-([.$G$3]+[.A20])/[.A20])" table:style-name="ce1">
            <text:p>-0,251760475</text:p>
          </table:table-cell>
          <table:table-cell office:value-type="float" office:value="0.45016128685185058" table:formula="of:=[.B20]+[.C20]" table:style-name="ce1">
            <text:p>0,450161287</text:p>
          </table:table-cell>
          <table:table-cell office:value-type="float" office:value="2.7009677211111036" table:formula="of:=[.A20]*[.D20]" table:style-name="ce1">
            <text:p>2,70096772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76194560920819898" table:formula="of:=[.$G$4]/([.$G$2]+[.A21])-[.C21]*[.A21]/([.$G$2]+[.A21])" table:style-name="ce1">
            <text:p>0,761945609</text:p>
          </table:table-cell>
          <table:table-cell office:value-type="float" office:value="-0.41639480396227535" table:formula="of:=([.$G$4]/([.$G$2]+[.$G$3])-[.$G$5]/[.A21])/([.A21]/([.$G$2]+[.A21])-([.$G$3]+[.A21])/[.A21])" table:style-name="ce1">
            <text:p>-0,416394804</text:p>
          </table:table-cell>
          <table:table-cell office:value-type="float" office:value="0.34555080524592363" table:formula="of:=[.B21]+[.C21]" table:style-name="ce1">
            <text:p>0,345550805</text:p>
          </table:table-cell>
          <table:table-cell office:value-type="float" office:value="2.4188556367214655" table:formula="of:=[.A21]*[.D21]" table:style-name="ce1">
            <text:p>2,41885563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3332245103146996" table:formula="of:=[.$G$4]/([.$G$2]+[.A22])-[.C22]*[.A22]/([.$G$2]+[.A22])" table:style-name="ce1">
            <text:p>0,833322451</text:p>
          </table:table-cell>
          <table:table-cell office:value-type="float" office:value="-0.57289939101245846" table:formula="of:=([.$G$4]/([.$G$2]+[.$G$3])-[.$G$5]/[.A22])/([.A22]/([.$G$2]+[.A22])-([.$G$3]+[.A22])/[.A22])" table:style-name="ce1">
            <text:p>-0,572899391</text:p>
          </table:table-cell>
          <table:table-cell office:value-type="float" office:value="0.2604230600190115" table:formula="of:=[.B22]+[.C22]" table:style-name="ce1">
            <text:p>0,26042306</text:p>
          </table:table-cell>
          <table:table-cell office:value-type="float" office:value="2.083384480152092" table:formula="of:=[.A22]*[.D22]" table:style-name="ce1">
            <text:p>2,0833844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91331212112025306" table:formula="of:=[.$G$4]/([.$G$2]+[.A23])-[.C23]*[.A23]/([.$G$2]+[.A23])" table:style-name="ce1">
            <text:p>0,913312121</text:p>
          </table:table-cell>
          <table:table-cell office:value-type="float" office:value="-0.72359733992749631" table:formula="of:=([.$G$4]/([.$G$2]+[.$G$3])-[.$G$5]/[.A23])/([.A23]/([.$G$2]+[.A23])-([.$G$3]+[.A23])/[.A23])" table:style-name="ce1">
            <text:p>-0,72359734</text:p>
          </table:table-cell>
          <table:table-cell office:value-type="float" office:value="0.18971478119275675" table:formula="of:=[.B23]+[.C23]" table:style-name="ce1">
            <text:p>0,189714781</text:p>
          </table:table-cell>
          <table:table-cell office:value-type="float" office:value="1.7074330307348107" table:formula="of:=[.A23]*[.D23]" table:style-name="ce1">
            <text:p>1,70743303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000024604048172" table:formula="of:=[.$G$4]/([.$G$2]+[.A24])-[.C24]*[.A24]/([.$G$2]+[.A24])" table:style-name="ce1">
            <text:p>1,00000246</text:p>
          </table:table-cell>
          <table:table-cell office:value-type="float" office:value="-0.87000361679508109" table:formula="of:=([.$G$4]/([.$G$2]+[.$G$3])-[.$G$5]/[.A24])/([.A24]/([.$G$2]+[.A24])-([.$G$3]+[.A24])/[.A24])" table:style-name="ce1">
            <text:p>-0,870003617</text:p>
          </table:table-cell>
          <table:table-cell office:value-type="float" office:value="0.12999884360973613" table:formula="of:=[.B24]+[.C24]" table:style-name="ce1">
            <text:p>0,129998844</text:p>
          </table:table-cell>
          <table:table-cell office:value-type="float" office:value="1.2999884360973613" table:formula="of:=[.A24]*[.D24]" table:style-name="ce1">
            <text:p>1,299988436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R_L</text:p>
          </table:table-cell>
          <table:table-cell office:value-type="string" table:style-name="ce1">
            <text:p>I_L (mA)</text:p>
          </table:table-cell>
          <table:table-cell office:value-type="string" table:style-name="ce1">
            <text:p>V_L (V)</text:p>
          </table:table-cell>
          <table:table-cell table:number-columns-repeated="1638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2.9" table:style-name="ce1">
            <text:p>2,9</text:p>
          </table:table-cell>
          <table:table-cell office:value-type="float" office:value="0.28999999999999998" table:style-name="ce1">
            <text:p>0,29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2.73" table:style-name="ce1">
            <text:p>2,73</text:p>
          </table:table-cell>
          <table:table-cell office:value-type="float" office:value="0.55000000000000004" table:style-name="ce1">
            <text:p>0,55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2.6" table:style-name="ce1">
            <text:p>2,6</text:p>
          </table:table-cell>
          <table:table-cell office:value-type="float" office:value="0.78" table:style-name="ce1">
            <text:p>0,78</text:p>
          </table:table-cell>
          <table:table-cell table:number-columns-repeated="3"/>
          <table:table-cell table:style-name="ce1">
            <draw:frame draw:z-index="1" draw:id="id1" draw:style-name="a1" draw:name="Gráfico 1" svg:x="0.77976in" svg:y="0.08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2.44" table:style-name="ce1">
            <text:p>2,44</text:p>
          </table:table-cell>
          <table:table-cell office:value-type="float" office:value="0.98" table:style-name="ce1">
            <text:p>0,98</text:p>
          </table:table-cell>
          <table:table-cell table:number-columns-repeated="1638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.1599999999999999" table:style-name="ce1">
            <text:p>1,16</text:p>
          </table:table-cell>
          <table:table-cell table:number-columns-repeated="16381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2.21" table:style-name="ce1">
            <text:p>2,21</text:p>
          </table:table-cell>
          <table:table-cell office:value-type="float" office:value="1.33" table:style-name="ce1">
            <text:p>1,33</text:p>
          </table:table-cell>
          <table:table-cell table:number-columns-repeated="16381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2.11" table:style-name="ce1">
            <text:p>2,11</text:p>
          </table:table-cell>
          <table:table-cell office:value-type="float" office:value="1.48" table:style-name="ce1">
            <text:p>1,4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2.02" table:style-name="ce1">
            <text:p>2,02</text:p>
          </table:table-cell>
          <table:table-cell office:value-type="float" office:value="1.61" table:style-name="ce1">
            <text:p>1,61</text:p>
          </table:table-cell>
          <table:table-cell table:number-columns-repeated="16381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1.93" table:style-name="ce1">
            <text:p>1,93</text:p>
          </table:table-cell>
          <table:table-cell office:value-type="float" office:value="1.74" table:style-name="ce1">
            <text:p>1,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6" table:style-name="ce1">
            <text:p>1,86</text:p>
          </table:table-cell>
          <table:table-cell office:value-type="float" office:value="1.86" table:style-name="ce1">
            <text:p>1,86</text:p>
          </table:table-cell>
          <table:table-cell table:number-columns-repeated="1638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1.55" table:style-name="ce1">
            <text:p>1,55</text:p>
          </table:table-cell>
          <table:table-cell office:value-type="float" office:value="2.3199999999999998" table:style-name="ce1">
            <text:p>2,3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3" table:style-name="ce1">
            <text:p>1,33</text:p>
          </table:table-cell>
          <table:table-cell office:value-type="float" office:value="2.65" table:style-name="ce1">
            <text:p>2,65</text:p>
          </table:table-cell>
          <table:table-cell table:number-columns-repeated="16381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.9" table:style-name="ce1">
            <text:p>2,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03" table:style-name="ce1">
            <text:p>1,03</text:p>
          </table:table-cell>
          <table:table-cell office:value-type="float" office:value="3.09" table:style-name="ce1">
            <text:p>3,09</text:p>
          </table:table-cell>
          <table:table-cell table:number-columns-repeated="16381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0.93" table:style-name="ce1">
            <text:p>0,93</text:p>
          </table:table-cell>
          <table:table-cell office:value-type="float" office:value="3.25" table:style-name="ce1">
            <text:p>3,2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4" table:style-name="ce1">
            <text:p>0,84</text:p>
          </table:table-cell>
          <table:table-cell office:value-type="float" office:value="3.37" table:style-name="ce1">
            <text:p>3,37</text:p>
          </table:table-cell>
          <table:table-cell table:number-columns-repeated="16381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0.77" table:style-name="ce1">
            <text:p>0,77</text:p>
          </table:table-cell>
          <table:table-cell office:value-type="float" office:value="3.48" table:style-name="ce1">
            <text:p>3,4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1" table:style-name="ce1">
            <text:p>0,71</text:p>
          </table:table-cell>
          <table:table-cell office:value-type="float" office:value="3.57" table:style-name="ce1">
            <text:p>3,5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2" table:style-name="ce1">
            <text:p>0,62</text:p>
          </table:table-cell>
          <table:table-cell office:value-type="float" office:value="3.71" table:style-name="ce1">
            <text:p>3,7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3.82" table:style-name="ce1">
            <text:p>3,8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9" table:style-name="ce1">
            <text:p>0,49</text:p>
          </table:table-cell>
          <table:table-cell office:value-type="float" office:value="3.91" table:style-name="ce1">
            <text:p>3,9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4" table:style-name="ce1">
            <text:p>0,44</text:p>
          </table:table-cell>
          <table:table-cell office:value-type="float" office:value="3.98" table:style-name="ce1">
            <text:p>3,9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" table:style-name="ce1">
            <text:p>0,4</text:p>
          </table:table-cell>
          <table:table-cell office:value-type="float" office:value="4.03" table:style-name="ce1">
            <text:p>4,03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raisuke</dc:creator>
    <meta:creation-date>2023-08-19T12:32:42Z</meta:creation-date>
    <dc:date>2023-08-19T18:12:40Z</dc:date>
    <meta:editing-cycles>1</meta:editing-cycles>
    <meta:editing-duration>PT16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311811023622pt" svg:width="453.347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E$2:.$E$24" chart:class="chart:scatter" chart:attached-axis="primary-y" chart:style-name="G0S0">
            <chart:domain table:cell-range-address="Sheet1.$D$2:.$D$24"/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_L (V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2.$C$1" chart:values-cell-range-address="Sheet2.$C$2:.$C$24" chart:class="chart:scatter" chart:attached-axis="primary-y" chart:style-name="G0S0">
            <chart:domain table:cell-range-address="Sheet2.$B$2:.$B$24"/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